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stNGSpringContextTests.springTestContextBefore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NGSpringContextTests.throwAsUnchecked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estNGSpringContextTests.run( IHookCallBack callBack , ITestResult test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TestNGSpringContextTests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NGSpringContextTests.throwAs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NGSpringContextTests.AbstractTestNGSpringContext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NGSpringContextTests.springTestContextBeforeTestMethod( Method t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NGSpringContextTests.springTestContextPrepareTes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NGSpringContextTests.getTestResultException( ITestResult test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estNGSpringContextTests.springTestContextAfterTestMethod( Method t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estNGSpringContextTests.springTestContextAfter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